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umTask.valid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Union.FileUn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ecksumTask.setAlgorithm( Stri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ecksumTask.createChecksum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hecksumTask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Task.add( ResourceCollection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nion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Task.setOutput( Fil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Task.createDigestString( byte [ ] fileDig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